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7.938cm" style:type="center"/>
        </style:tab-stops>
      </style:paragraph-properties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style:font-name-asian="Calibri" style:font-size-asian="12pt" style:font-weight-asian="normal" style:font-size-complex="12pt" style:font-weight-complex="normal"/>
    </style:style>
    <style:style style:name="P6" style:family="paragraph" style:parent-style-name="Обычный_20_центр">
      <style:text-properties fo:font-size="14pt" style:font-size-asian="14pt" style:font-size-complex="14pt"/>
    </style:style>
    <style:style style:name="P7" style:family="paragraph" style:parent-style-name="Standard">
      <style:paragraph-properties fo:margin-left="6.253cm" fo:margin-right="0cm" fo:line-height="150%" fo:text-align="justify" style:justify-single-word="false" fo:text-indent="1.251cm" style:auto-text-indent="false"/>
      <style:text-properties fo:font-size="12pt" fo:font-weight="normal" style:font-name-asian="Calibri" style:font-size-asian="12pt" style:font-weight-asian="normal" style:font-size-complex="12pt" style:font-weight-complex="normal"/>
    </style:style>
    <style:style style:name="P8" style:family="paragraph" style:parent-style-name="Стиль_20_для_20_текста">
      <style:paragraph-properties fo:margin-left="0cm" fo:margin-right="0cm" fo:text-indent="0cm" style:auto-text-indent="false"/>
      <style:text-properties fo:font-size="12pt" style:font-size-asian="12pt"/>
    </style:style>
    <style:style style:name="P9" style:family="paragraph" style:parent-style-name="Жирный_20_центр" style:master-page-name="Standard">
      <style:paragraph-properties style:page-number="auto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alibri" style:font-weight-asian="normal" style:font-weight-complex="normal"/>
    </style:style>
    <style:style style:name="T4" style:family="text">
      <style:text-properties fo:font-weight="normal" style:font-name-asian="Calibri" style:font-weight-asian="normal" style:font-weight-complex="bold"/>
    </style:style>
    <style:style style:name="T5" style:family="text">
      <style:text-properties fo:font-weight="normal" fo:background-color="transparent" style:font-name-asian="Calibri" style:font-weight-asian="normal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Calibri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Отзыв</text:p>
      <text:p text:style-name="P6">на магистерскую диссертацию студента группы 86М1</text:p>
      <text:p text:style-name="P6">факультета ВМК Нижегородского государственного университета <text:line-break/>им. Н.И. Лобачевского</text:p>
      <text:p text:style-name="P6">Морозова Андрея Сергеевича</text:p>
      <text:p text:style-name="Обычный_20_центр"><text:span text:style-name="T1">«</text:span><text:span text:style-name="T1">Трассировка лучей в реальном времени на х64 архитектуре</text:span><text:span text:style-name="T1">»</text:span></text:p>
      <text:p text:style-name="P3"><text:tab/></text:p>
      <text:p text:style-name="P2"><text:span text:style-name="T2"><text:tab/>В данной магистерской диссертации приведено обоснование актуальности исследуемой темы, описана архитектура центрального процессора, выполнен детальный анализ алгоритма трассировки лучей, особое внимание было уделено оптимизации алгоритма под архитектуру центрального процессора х64.</text:span></text:p>
      <text:p text:style-name="P2"><text:span text:style-name="T2"><text:tab/>Автором изучено большое количество теоретического материала. В работе подробно описаны два метода трассировки лучей: прямой и обратный; проведен сравнительный анализ данных методов. На основе </text:span><text:span text:style-name="T3">исследованного материала выявлены основные преимущества и недостатки метода обратной трассировки лучей. По результатам исследований автором предложена оптимизация данного алгоритма, которая позволила избавится от большинства выявленных недостатков данного метода. При оптимизации были использованы различные подходы: алгоритмическая оптимизация, распараллеливание с использование библиотеки TBB и OpenMP, оптимизация с использованием техники Expression Templates и применение SIMD-инструкций, с помощью которых была увеличена скорость работы приложения без потери качества восприятия кода. Также был проведен сравнительный анализ реализации алгоритма с использованием ускоряющей структуры и без нее.</text:span></text:p>
      <text:p text:style-name="P4"><text:span text:style-name="T3">В результате выполнения работы был реализован достаточно быстрый алгоритм на центральном процессоре, который позволяет производить расчет фотореалистичных изображений </text:span><text:span text:style-name="T5">в режиме реального времени</text:span><text:span text:style-name="T3">. Благодаря использованию языка C++ и технике шаблонных выражений, удалось повысить производительность программы. По результатам испытаний программа продемонстрировала хорошую производительность.</text:span></text:p>
      <text:p text:style-name="P4"><text:span text:style-name="T3">Содержание работы говорит</text:span><text:span text:style-name="T4"> о том, что Морозов Андрей Сергеевич грамотно справился с осмыслением данной тематики исследований и сумел разработать параллельный алгоритм трассировки лучей под архитектуру х64 центрального процессора. Выполнение подобной работы потребовало освоение современных технологий программирования. В ходе написания данной работы <text:s/>были опубликованы 3 работы по данной тематике.</text:span></text:p>
      <text:p text:style-name="P4"><text:span text:style-name="T4">Считаю, что магистерская диссертация </text:span><text:span text:style-name="T4">Морозова Андрей Сергеевича</text:span><text:span text:style-name="T4"> соответствует требованиям, предъявляемым к выпускным квалификационным работам по специальности «Прикладная математика и информатика», и заслуживает оценки</text:span><text:span text:style-name="T3"> «отлично»</text:span><text:span text:style-name="T7">.</text:span><text:span text:style-name="T3"> </text:span></text:p>
      <text:p text:style-name="P5"/>
      <text:p text:style-name="P5"/>
      <text:p text:style-name="P8">Научный руководитель <text:tab/> <text:s text:c="14"/>__________( <text:s text:c="39"/>)</text:p>
      <text:p text:style-name="P1">Должность, степень <text:s/><text:tab/> <text:s text:c="36"/></text:p>
      <text:p text:style-name="P7"><text:s text:c="6"/>«_______»_____________________20_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центр" style:display-name="Обычный центр" style:family="paragraph" style:parent-style-name="Standard" style:next-style-name="Standard">
      <style:paragraph-properties fo:text-align="center" style:justify-single-word="false" fo:keep-together="always"/>
      <style:text-properties style:font-name-asian="Arial Unicode MS" style:font-name-complex="Arial" style:font-size-complex="11pt"/>
    </style:style>
    <style:style style:name="Жирный_20_центр" style:display-name="Жирный центр" style:family="paragraph" style:parent-style-name="Standard" style:next-style-name="Standard">
      <style:paragraph-properties fo:text-align="center" style:justify-single-word="false" fo:keep-together="always"/>
      <style:text-properties fo:font-weight="bold" style:font-name-asian="Arial Unicode MS" style:font-weight-asian="bold" style:font-name-complex="Arial" style:font-size-complex="11pt"/>
    </style:style>
    <style:style style:name="Стиль_20_для_20_текста" style:display-name="Стиль для текста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Наташа </meta:initial-creator>
    <meta:creation-date>2011-06-11T00:38:23</meta:creation-date>
    <dc:date>2011-06-11T03:21:54</dc:date>
    <meta:editing-duration>PT54M34S</meta:editing-duration>
    <meta:editing-cycles>7</meta:editing-cycles>
    <meta:generator>LibreOffice/3.3$Unix LibreOffice_project/330m19$Build-202</meta:generator>
    <meta:document-statistic meta:table-count="0" meta:image-count="0" meta:object-count="0" meta:page-count="1" meta:paragraph-count="14" meta:word-count="280" meta:character-count="2599"/>
  </office:meta>
</office:document-meta>
</file>